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list xml:id="list7819390890813748764" text:style-name="L1">
        <text:list-item>
          <text:p text:style-name="P4"><text:a xlink:type="simple" xlink:href="http://www.monthlypepperbox.com/">http://www.monthlypepperbox.com/</text:a> <text:s text:c="2"/></text:p>
        </text:list-item>
      </text:list>
      <text:p text:style-name="P2"/>
      <text:list xml:id="list20305714" text:continue-numbering="true" text:style-name="L1">
        <text:list-item>
          <text:p text:style-name="P6"><text:a xlink:type="simple" xlink:href="https://www.lickmydip.com/"><text:span text:style-name="T1">https://www.lickmydip.com/</text:span></text:a><text:span text:style-name="T1"> <text:s text:c="8"/></text:span></text:p>
          <text:p text:style-name="P4"><text:s text:c="34"/></text:p>
        </text:list-item>
        <text:list-item>
          <text:p text:style-name="P4"><text:a xlink:type="simple" xlink:href="http://hotsauceclub.co.uk/#gs.WxktjtE">http://hotsauceclub.co.uk/#gs.WxktjtE</text:a> <text:s text:c="3"/></text:p>
        </text:list-item>
      </text:list>
      <text:p text:style-name="P2"/>
      <text:list xml:id="list20305346" text:continue-numbering="true" text:style-name="L1">
        <text:list-item>
          <text:p text:style-name="P4"><text:a xlink:type="simple" xlink:href="https://giftme.cards/#home">https://giftme.cards/#home</text:a> <text:s text:c="4"/></text:p>
        </text:list-item>
      </text:list>
      <text:p text:style-name="P2"/>
      <text:list xml:id="list20315145" text:continue-numbering="true" text:style-name="L1">
        <text:list-item>
          <text:p text:style-name="P4"><text:a xlink:type="simple" xlink:href="https://www.codevate.com/">https://www.codevate.com/</text:a> </text:p>
        </text:list-item>
      </text:list>
      <text:p text:style-name="P2"/>
      <text:list xml:id="list20318978" text:continue-numbering="true" text:style-name="L1">
        <text:list-item>
          <text:p text:style-name="P4"><text:a xlink:type="simple" xlink:href="https://blog.kissmetrics.com/landing-page-design-infographic/">https://blog.kissmetrics.com/landing-page-design-infographic/</text:a> (tips)</text:p>
        </text:list-item>
      </text:list>
      <text:p text:style-name="P2"/>
      <text:list xml:id="list20308384" text:continue-numbering="true" text:style-name="L1">
        <text:list-item>
          <text:p text:style-name="P4"><text:a xlink:type="simple" xlink:href="http://use.unbounce.com/free-trial-unbounce/?gclid=Cj0KEQjwqNiwBRDnq93MioaqtKQBEiQAb7Ezn8Yx9-6LNAnxshCuhCx6dtouf1Ya4HUaO4WkgFUPHq0aAswZ8P8HAQ">http://use.unbounce.com/free-trial-unbounce/?gclid=Cj0KEQjwqNiwBRDnq93MioaqtKQBEiQAb7Ezn8Yx9-6LNAnxshCuhCx6dtouf1Ya4HUaO4WkgFUPHq0aAswZ8P8HAQ</text:a> </text:p>
        </text:list-item>
      </text:list>
      <text:p text:style-name="P2"/>
      <text:list xml:id="list20314214" text:continue-numbering="true" text:style-name="L1">
        <text:list-item>
          <text:p text:style-name="P4"><text:a xlink:type="simple" xlink:href="http://www.wix.com/website/templates">http://www.wix.com/website/templates</text:a> </text:p>
        </text:list-item>
      </text:list>
      <text:p text:style-name="P2"/>
      <text:p text:style-name="P2"><text:s text:c="3"/></text:p>
      <text:p text:style-name="P2"><text:s text:c="5"/></text:p>
      <text:p text:style-name="P3"><text:s text:c="12"/>Alex Landing Page</text:p>
      <text:p text:style-name="P3"/>
      <text:list xml:id="list2954349393151363548" text:style-name="L2">
        <text:list-item>
          <text:p text:style-name="P5"><text:a xlink:type="simple" xlink:href="http://puffinsoftware.azurewebsites.net/">http://puffinsoftware.azurewebsites.net/</text:a> </text:p>
        </text:list-item>
      </text:list>
      <text:p text:style-name="P2"/>
      <text:p text:style-name="P2"/>
      <text:p text:style-name="P2"/>
      <text:list xml:id="list20296888" text:continue-list="list20314214" text:style-name="L1">
        <text:list-item>
          <text:p text:style-name="P4"><text:a xlink:type="simple" xlink:href="http://themeforest.net/item/launchkit-landing-page-variant-builder/full_screen_preview/10232103?gclid=CjwKEAjw4s2wBRDSnr2jwZenlkgSJABvFcwQhF89NB5DQG_N-uLG1nWwj819cIIDv4peQWHiMC8w_BoCygjw_wcB&amp;ref=medium_rare">http://themeforest.net/item/launchkit-landing-page-variant-builder/full_screen_preview/10232103?gclid=CjwKEAjw4s2wBRDSnr2jwZenlkgSJABvFcwQhF89NB5DQG_N-uLG1nWwj819cIIDv4peQWHiMC8w_BoCygjw_wcB&amp;ref=medium_rare</text:a> </text:p>
        </text:list-item>
      </text:list>
      <text:p text:style-name="P2"/>
      <text:p text:style-name="P2"/>
      <text:list xml:id="list20302984" text:continue-numbering="true" text:style-name="L1">
        <text:list-item>
          <text:p text:style-name="P4"><text:a xlink:type="simple" xlink:href="http://stackoverflow.com/questions/10732690/offsetting-an-html-anchor-to-adjust-for-fixed-header">http://stackoverflow.com/questions/10732690/offsetting-an-html-anchor-to-adjust-for-fixed-header</text:a> (problems with headers)</text:p>
        </text:list-item>
      </text:list>
      <text:p text:style-name="P2"/>
      <text:p text:style-name="P2"/>
      <text:p text:style-name="P2"/>
      <text:p text:style-name="P2">&lt;li role="presentation"&gt;</text:p>
      <text:p text:style-name="P2"/>
      <text:p text:style-name="P2">&lt;a href="/#howWeWorkAnchor" class="headerLink"&gt; HOW WE WORK &lt;/a&gt;</text:p>
      <text:p text:style-name="P2"/>
      <text:p text:style-name="P2">&lt;/li&gt; </text:p>
      <text:p text:style-name="P2"/>
      <text:p text:style-name="P2"/>
      <text:p text:style-name="P2"/>
      <text:p text:style-name="P2">&lt;a class="anchor" id="howWeWorkAnchor"&gt;&lt;/a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2H20M32S</meta:editing-duration>
    <meta:editing-cycles>41</meta:editing-cycles>
    <meta:generator>OpenOffice/4.0.1$Win32 OpenOffice.org_project/401m5$Build-9714</meta:generator>
    <dc:date>2015-10-29T00:14:43.77</dc:date>
    <dc:creator>Vlad Mocanu</dc:creator>
    <meta:document-statistic meta:table-count="0" meta:image-count="0" meta:object-count="0" meta:page-count="1" meta:paragraph-count="19" meta:word-count="43" meta:character-count="1003"/>
    <meta:user-defined meta:name="Info 1"/>
    <meta:user-defined meta:name="Info 2"/>
    <meta:user-defined meta:name="Info 3"/>
    <meta:user-defined meta:name="Info 4"/>
  </office:meta>
</office:document-meta>
</file>